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automatic-styles>
    <style:style style:name="s1" style:family="text" style:display-name="s1">
      <style:text-properties fo:font-size="34pt" fo:font-weight="bold" fo:color="#ffffff"/>
    </style:style>
    <style:style style:name="s2" style:family="text" style:display-name="s2">
      <style:text-properties fo:font-size="18pt" fo:color="#a0a0b0"/>
    </style:style>
    <style:style style:name="s3" style:family="text" style:display-name="s3">
      <style:text-properties fo:font-size="26pt" fo:font-weight="bold" fo:color="#e94560"/>
    </style:style>
    <style:style style:name="s4" style:family="text" style:display-name="s4">
      <style:text-properties fo:font-size="15pt" fo:color="#eaeaea"/>
    </style:style>
    <style:style style:name="s6" style:family="text" style:display-name="s6">
      <style:text-properties fo:font-size="12pt" fo:color="#111111"/>
    </style:style>
    <style:style style:name="s7" style:family="drawing-page" style:display-name="s7">
      <style:drawing-page-properties draw:fill="solid" draw:fill-color="#1a1a2e" draw:background-size="border"/>
    </style:style>
    <style:style style:name="s8" style:family="drawing-page" style:display-name="s8">
      <style:drawing-page-properties draw:fill="solid" draw:fill-color="#16213e" draw:background-size="border"/>
    </style:style>
    <style:style style:name="s9" style:family="drawing-page" style:display-name="s9">
      <style:drawing-page-properties draw:fill="solid" draw:fill-color="#0f3460" draw:background-size="border"/>
    </style:style>
    <style:style style:name="s10" style:family="graphic" style:display-name="s10">
      <style:graphic-properties draw:stroke="none" draw:fill="none"/>
    </style:style>
  </office:automatic-styles>
  <office:body>
    <office:presentation>
      <draw:page draw:style-name="s8" draw:master-page-name="Dark">
        <draw:frame draw:style-name="s10" svg:width="23.4cm" svg:height="4.0cm" svg:x="1.0cm" svg:y="3.2cm" presentation:class="title">
          <draw:text-box>
            <text:p><text:span text:style-name="s1">Module 80</text:span></text:p>
          </draw:text-box>
        </draw:frame>
        <draw:frame draw:style-name="s10" svg:width="23.4cm" svg:height="1.6cm" svg:x="1.0cm" svg:y="7.40cm" presentation:class="subtitle">
          <draw:text-box>
            <text:p><text:span text:style-name="s2">Capstone Project   (3-6 hours)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The capstone is the course's final exam in practical form. Students deploy a real MariaDB + Adminer</text:span></text:p>
              <text:p><text:span text:style-name="s6">stack with full Quadlet management, secrets, backup/restore, and digest-pinned upgrades. The success</text:span></text:p>
              <text:p><text:span text:style-name="s6">criteria are measurable and match real production requirements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Capstone: What You Will Build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4">MariaDB (private, no published port) + Adminer (UI on port 8082)</text:span></text:p>
            <text:p><text:span text:style-name="s4">Private network (capnet) — DB cannot reach internet (--internal)</text:span></text:p>
            <text:p><text:span text:style-name="s4">Named volumes for data and backups</text:span></text:p>
            <text:p><text:span text:style-name="s4">Podman secrets for the DB root password</text:span></text:p>
            <text:p><text:span text:style-name="s4">Quadlet units: reboot-safe, starts on boot via linger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This is not a toy: MariaDB with Quadlet plus secrets plus volumes is a realistic pattern for running</text:span></text:p>
              <text:p><text:span text:style-name="s6">a production database on a single host. The Adminer web UI gives a visual way to verify DB state.</text:span></text:p>
              <text:p><text:span text:style-name="s6">Architecture: capnet (--internal) -&gt; only cap-mariadb and cap-adminer attached -&gt; DB cannot reach</text:span></text:p>
              <text:p><text:span text:style-name="s6">internet, admin UI reaches DB via DNS name 'db' -&gt; only Adminer publishes a port (8082) to the host</text:span></text:p>
              <text:p><text:span text:style-name="s6">-&gt; passwords live in Podman secrets referenced by name in .container units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Capstone: Backup, Restore, Upgrade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4">Backup: mysqldump via throwaway container -&gt; cap-backups volume</text:span></text:p>
            <text:p><text:span text:style-name="s4">Restore: feed .sql into mysql -h db via throwaway container, verify data</text:span></text:p>
            <text:p><text:span text:style-name="s4">Upgrade: record digest -&gt; pull new -&gt; update Image= -&gt; restart</text:span></text:p>
            <text:p><text:span text:style-name="s4">Rollback: restore previous digest -&gt; daemon-reload -&gt; restart -&gt; verify</text:span></text:p>
            <text:p><text:span text:style-name="s4">Password rotation: create v2 -&gt; ALTER USER -&gt; update unit -&gt; verify -&gt; rm v1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The backup and restore procedure is designed to be testable: create a table, take a backup, drop the</text:span></text:p>
              <text:p><text:span text:style-name="s6">table, restore from backup, verify the table is back. Never call a backup procedure verified until</text:span></text:p>
              <text:p><text:span text:style-name="s6">you have successfully restored from it and confirmed data integrity. Password rotation requires two</text:span></text:p>
              <text:p><text:span text:style-name="s6">steps: create the new secret AND update the DB password with ALTER USER. The order matters: change</text:span></text:p>
              <text:p><text:span text:style-name="s6">the DB password first, then update the secret reference in the Quadlet unit, then restart. Rollback</text:span></text:p>
              <text:p><text:span text:style-name="s6">for password rotation is complex — keep the old password and the old secret until verification is</text:span></text:p>
              <text:p><text:span text:style-name="s6">complete.</text:span></text:p>
            </draw:text-box>
          </draw:frame>
        </presentation:notes>
      </draw:page>
      <draw:page draw:style-name="s9" draw:master-page-name="Dark">
        <draw:frame draw:style-name="s10" svg:width="23.4cm" svg:height="2.0cm" svg:x="1.0cm" svg:y="0.8cm" presentation:class="title">
          <draw:text-box>
            <text:p><text:span text:style-name="s3">Capstone Lab Steps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4">1.  Create secret, install units, enable linger, daemon-reload, start</text:span></text:p>
            <text:p><text:span text:style-name="s4">2.  Verify: Adminer at :8082, DB has NO published ports</text:span></text:p>
            <text:p><text:span text:style-name="s4">3.  Insert test data (CREATE TABLE cap.t1, INSERT 1)</text:span></text:p>
            <text:p><text:span text:style-name="s4">4.  Backup -&gt; DROP database -&gt; Restore -&gt; verify data is back</text:span></text:p>
            <text:p><text:span text:style-name="s4">5.  Upgrade by digest -&gt; verify -&gt; rollback to previous digest -&gt; verify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Students who complete all five steps have demonstrated the complete production skillset this course</text:span></text:p>
              <text:p><text:span text:style-name="s6">teaches. Step 2: podman port cap-mariadb should return nothing. If it returns anything, the</text:span></text:p>
              <text:p><text:span text:style-name="s6">.container unit has a PublishPort= that must be removed. Step 4: the restore test is the most</text:span></text:p>
              <text:p><text:span text:style-name="s6">important. Force the issue: tell students to DROP DATABASE cap before restoring so they know the</text:span></text:p>
              <text:p><text:span text:style-name="s6">restore is actually working, not just reading a cached result. Step 5: use real digests from podman</text:span></text:p>
              <text:p><text:span text:style-name="s6">images --digests. Record them in a text file before upgrading so rollback is a copy-paste operation.</text:span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styles/>
  <office:automatic-styles>
    <style:page-layout style:name="widescreen">
      <style:page-layout-properties fo:margin="0cm" fo:page-width="25.4cm" fo:page-height="14.29cm" style:print-orientation="landscape"/>
    </style:page-layout>
  </office:automatic-styles>
  <office:master-styles>
    <style:master-page style:name="Dark" style:page-layout-name="widescreen" style:display-name="Dark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meta>
    <meta:generator>ODFPY/1.4.1</meta:generator>
  </office:meta>
</office:document-meta>
</file>